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98d" officeooo:paragraph-rsid="0008e98d"/>
    </style:style>
    <style:style style:name="P2" style:family="paragraph" style:parent-style-name="Standard">
      <style:paragraph-properties fo:text-align="justify" style:justify-single-word="false"/>
      <style:text-properties officeooo:rsid="0008e98d" officeooo:paragraph-rsid="0008e98d"/>
    </style:style>
    <style:style style:name="P3" style:family="paragraph" style:parent-style-name="Standard">
      <style:paragraph-properties fo:text-align="justify" style:justify-single-word="false"/>
      <style:text-properties officeooo:rsid="000ab0ab" officeooo:paragraph-rsid="000ab0ab"/>
    </style:style>
    <style:style style:name="P4" style:family="paragraph" style:parent-style-name="Standard">
      <style:paragraph-properties fo:text-align="justify" style:justify-single-word="false"/>
      <style:text-properties officeooo:rsid="0008e98d" officeooo:paragraph-rsid="0008e98d"/>
    </style:style>
    <style:style style:name="P5" style:family="paragraph" style:parent-style-name="Standard">
      <style:paragraph-properties fo:text-align="justify" style:justify-single-word="false"/>
      <style:text-properties officeooo:rsid="000acc33" officeooo:paragraph-rsid="000acc3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M MIDDLEWARE</text:p>
      <text:p text:style-name="P1"/>
      <text:p text:style-name="P2"><text:a xlink:type="simple" xlink:href="https://geekytheory.com/que-es-mqtt/" text:style-name="Internet_20_link" text:visited-style-name="Visited_20_Internet_20_Link">https://geekytheory.com/que-es-mqtt/</text:a></text:p>
      <text:p text:style-name="P2"/>
      <text:p text:style-name="P2"><text:a xlink:type="simple" xlink:href="https://geekytheory.com/tutorial-raspberry-pi-gpio-y-mqtt-parte-1" text:style-name="Internet_20_link" text:visited-style-name="Visited_20_Internet_20_Link">https://geekytheory.com/tutorial-raspberry-pi-gpio-y-mqtt-parte-1</text:a></text:p>
      <text:p text:style-name="P2">}</text:p>
      <text:p text:style-name="P2"><text:a xlink:type="simple" xlink:href="http://www.ev3dev.org/docs/tutorials/sending-and-receiving-messages-with-mqtt/" text:style-name="Internet_20_link" text:visited-style-name="Visited_20_Internet_20_Link">http://www.ev3dev.org/docs/tutorials/sending-and-receiving-messages-with-mqtt/</text:a></text:p>
      <text:p text:style-name="P2"/>
      <text:p text:style-name="P2"><text:a xlink:type="simple" xlink:href="http://www.ev3dev.org/docs/tutorials/sending-and-receiving-messages-with-mqtt/" text:style-name="Internet_20_link" text:visited-style-name="Visited_20_Internet_20_Link">http://www.ev3dev.org/docs/tutorials/sending-and-receiving-messages-with-mqtt/</text:a></text:p>
      <text:p text:style-name="P2"/>
      <text:p text:style-name="P5"><text:a xlink:type="simple" xlink:href="https://www.baldengineer.com/mqtt-tutorial.html" text:style-name="Internet_20_link" text:visited-style-name="Visited_20_Internet_20_Link">https://www.baldengineer.com/mqtt-tutorial.html</text:a></text:p>
      <text:p text:style-name="P5"/>
      <text:p text:style-name="P5"><text:a xlink:type="simple" xlink:href="https://diyhacking.com/connecting-raspberry-pi-iot-devices-mqtt/" text:style-name="Internet_20_link" text:visited-style-name="Visited_20_Internet_20_Link">https://diyhacking.com/connecting-raspberry-pi-iot-devices-mqtt/</text:a> </text:p>
      <text:p text:style-name="P3">otros</text:p>
      <text:p text:style-name="P3"/>
      <text:p text:style-name="P3"><text:a xlink:type="simple" xlink:href="https://www.rabbitmq.com/tutorials/tutorial-three-python.html" text:style-name="Internet_20_link" text:visited-style-name="Visited_20_Internet_20_Link">https://www.rabbitmq.com/tutorials/tutorial-three-python.html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0:02:19.297832583</meta:creation-date>
    <dc:date>2017-11-07T01:59:50.178360973</dc:date>
    <meta:editing-duration>PT2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1" meta:character-count="450" meta:non-whitespace-character-count="448"/>
  </office:meta>
</office:document-meta>
</file>